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ControllerAnnotation.getMessageBund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MergedControllerAnnotation( TypeDeclaration j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Message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isLongL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isInheritLocalPath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Multipar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Validator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mergeControllerAnnotations( TypeDeclaration jclas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rollerAnnotation.is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TilesDefinitions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mergeAnnotationArray( LinkedHashMap keyedList , AnnotationInstance parentAnnotation , String attr , String key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rgedControllerAnnotation.isLogin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CustomValidatorConfi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Struts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RolesAllow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mergeAnnotation( AnnotationInstance controllerAnnot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ergedControllerAnnotation.getSimple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C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SharedFlowRef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Validator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mergeStringArray( List memberList , AnnotationInstance parentAnnotation , String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ControllerAnnotation.getValidatableBe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ControllerAnnotation.getFor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